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7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0.9016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false" style:writing-mode="lr-tb"/>
    </style:style>
    <style:style style:name="ta3" style:family="table" style:master-page-name="PageStyle_5f_Hoja3">
      <style:table-properties table:display="false" style:writing-mode="lr-tb"/>
    </style:style>
    <style:style style:name="ta4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Symbol"/>
    </style:style>
    <style:style style:name="T2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Times New Roman" style:font-name-complex="Times New Roman"/>
    </style:style>
    <style:style style:name="T3" style:family="text">
      <style:text-properties fo:color="#000000" style:font-name="Symbo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Symbol"/>
    </style:style>
    <style:style style:name="T6" style:family="text">
      <style:text-properties style:font-name="Times New Roman" fo:color="#000000" style:font-style-asian="normal" style:font-weight-complex="bold" style:font-weight-asian="bold" style:font-size-complex="12pt" style:font-size-asian="12pt" style:font-name-complex="Times New Roman" fo:text-shadow="none" style:text-position="0% 100%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7" style:family="text">
      <style:text-properties style:font-name="Times New Roman" fo:color="#000000" style:font-style-asian="normal" style:font-name-complex="Times New Roman" fo:text-shadow="none" style:text-position="0% 100%" style:text-outline="false" fo:font-style="normal" style:text-line-through-type="none" style:text-underline-style="none" style:text-underline-color="font-color" style:font-style-complex="normal" fo:font-size="11pt" fo:font-weight="normal" style:font-size-asian="11pt" style:font-size-complex="11pt" style:font-weight-asian="normal" style:font-weight-complex="normal"/>
    </style:style>
    <style:style style:name="T8" style:family="text">
      <style:text-properties fo:color="#000000" style:font-name="Times New Roman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Times New Roman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PROYECTO DE INVESTIGACIÓN EN LA UCOM - 2020 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EMA: Selección óptima de un grupo de test y un grupo de control similar en un universo de pacientes</text:p>
          </table:table-cell>
          <table:table-cell table:style-name="ce3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DESCRIPCIÓN DEL PROBLEMA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Dado un universo U={u1, u2, … uN} de N pacientes dispuestos a colaborar en la prueba de un nuevo remedio,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 busca es escoger M pacientes para el grupo de Test T={t1, t2, …, tM} (T <text:span text:style-name="T1">Ì</text:span><text:span text:style-name="T2"> U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 otros M pacientes para el grupo de Control C={c1, c2, …, cM} (C <text:span text:style-name="T3">Ì</text:span><text:span text:style-name="T4"> U), (C </text:span><text:span text:style-name="T5">Ç</text:span><text:span text:style-name="T4"> U = </text:span><text:span text:style-name="T5">Æ</text:span><text:span text:style-name="T4">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 forma que ambos grupos (T y C) sean lo más semejantes que sea posibl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DATOS DE ENTRADA</text:p>
          </table:table-cell>
          <table:table-cell table:style-name="ce4" table:number-columns-repeated="1023"/>
        </table:table-row>
        <table:table-row table:style-name="ro2">
          <table:table-cell office:value-type="string" calcext:value-type="string">
            <text:p>Base de datos del universo U (notar que la cardinalidad de U es 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or de M &lt;= N/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<text:span text:style-name="T6">Ejemplo</text:span><text:span text:style-name="T7"> para N=5 con M=2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aciente</text:p>
          </table:table-cell>
          <table:table-cell table:style-name="ce5" office:value-type="string" calcext:value-type="string">
            <text:p>Edad</text:p>
          </table:table-cell>
          <table:table-cell table:style-name="ce5" office:value-type="string" calcext:value-type="string">
            <text:p>Peso [kg]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u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u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u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u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u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Notar que la Base de datos está ordenada lexicograficamente (primero por edad y en caso de empate por peso, siempre de menor a mayor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olución candidata: T={u1, u3} y C={u2, u4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PROCESO DE SOLUCIÓN POR BÚSQUEDA EXHUSTIVA</text:p>
          </table:table-cell>
          <table:table-cell table:style-name="ce3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1) Se debe definir una métrica de distancia de las docenas existentes. Para simplificar este ejemplo, se usara la distancia Euclidi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onces la distancis entre 2 pacientes Ui y uj se denota como D(u1, u2) y se define como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(ui, uj) = raiz[ ( peso(ui) - peso(uj) )^2 + ( edad(ui) - edad(uj) )^2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 que permite definir la tabla de distancias dij</text:p>
          </table:table-cell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u5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1</text:p>
          </table:table-cell>
          <table:table-cell table:style-name="ce10" table:formula="of:=SQRT(([.$B18]-[.$B19])*([.$B18]-[.$B19])+([.$C18]-[.$C19])*([.$C18]-[.$C19]))" office:value-type="float" office:value="1.4142135623731" calcext:value-type="float">
            <text:p>1.41</text:p>
          </table:table-cell>
          <table:table-cell table:style-name="ce10" table:formula="of:=SQRT(([.$B18]-[.$B20])*([.$B18]-[.$B20])+([.$C18]-[.$C20])*([.$C18]-[.$C20]))" office:value-type="float" office:value="17.8044938147649" calcext:value-type="float">
            <text:p>17.80</text:p>
          </table:table-cell>
          <table:table-cell table:style-name="ce10" table:formula="of:=SQRT(([.$B18]-[.$B21])*([.$B18]-[.$B21])+([.$C18]-[.$C21])*([.$C18]-[.$C21]))" office:value-type="float" office:value="19.1049731745428" calcext:value-type="float">
            <text:p>19.10</text:p>
          </table:table-cell>
          <table:table-cell table:style-name="ce10" table:formula="of:=SQRT(([.$B18]-[.$B22])*([.$B18]-[.$B22])+([.$C18]-[.$C22])*([.$C18]-[.$C22]))" office:value-type="float" office:value="76.5506368360186" calcext:value-type="float">
            <text:p>76.55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QRT(([.$B19]-[.$B20])*([.$B19]-[.$B20])+([.$C19]-[.$C20])*([.$C19]-[.$C20]))" office:value-type="float" office:value="16.4012194668567" calcext:value-type="float">
            <text:p>16.40</text:p>
          </table:table-cell>
          <table:table-cell table:style-name="ce10" table:formula="of:=SQRT(([.$B19]-[.$B21])*([.$B19]-[.$B21])+([.$C19]-[.$C21])*([.$C19]-[.$C21]))" office:value-type="float" office:value="17.6918060129541" calcext:value-type="float">
            <text:p>17.69</text:p>
          </table:table-cell>
          <table:table-cell table:style-name="ce10" table:formula="of:=SQRT(([.$B19]-[.$B22])*([.$B19]-[.$B22])+([.$C19]-[.$C22])*([.$C19]-[.$C22]))" office:value-type="float" office:value="75.2728370662353" calcext:value-type="float">
            <text:p>75.27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3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0" table:formula="of:=SQRT(([.$B20]-[.$B21])*([.$B20]-[.$B21])+([.$C20]-[.$C21])*([.$C20]-[.$C21]))" office:value-type="float" office:value="2" calcext:value-type="float">
            <text:p>2.00</text:p>
          </table:table-cell>
          <table:table-cell table:style-name="ce10" table:formula="of:=SQRT(([.$B20]-[.$B22])*([.$B20]-[.$B22])+([.$C20]-[.$C22])*([.$C20]-[.$C22]))" office:value-type="float" office:value="59.9082632030006" calcext:value-type="float">
            <text:p>59.9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4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10" table:formula="of:=SQRT(([.$B21]-[.$B22])*([.$B21]-[.$B22])+([.$C21]-[.$C22])*([.$C21]-[.$C22]))" office:value-type="float" office:value="59.4390444068543" calcext:value-type="float">
            <text:p>59.4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2) Se debe definir la métrica de calidad Q que permitirá conmensurar la disimilitud entre los conjuntos T y C de M=2 elementos distint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a métrica posible es la distancia media entre cada elemento de C={c1, c2} y su elemento correspondiente de T={t1, t2}, esto 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1 = [D(c1, t1) + D(c2, t2) ] /2</text:p>
          </table:table-cell>
          <table:table-cell table:number-columns-repeated="3"/>
          <table:table-cell office:value-type="string" calcext:value-type="string">
            <text:p>distancia media par a p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ra métrica posible es la distancia entre los centros de gravedad de cada conjunto (T y C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so(T) = [peso(t1)+peso(t2)]/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ad(T) = [edad(t1)+edad(t2)]/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so(C) = [peso(c1)+peso(c2)]/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ad(C) = [edad(c1)+edad(c2)]/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2 = D( T, C)</text:p>
          </table:table-cell>
          <table:table-cell/>
          <table:table-cell office:value-type="string" calcext:value-type="string">
            <text:p>distancias entre los centros de grave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 este ejemplo se utilizarán ambas métricas y se escogerá un orden lexicográfico de Q1 y Q2 pririzando Q1, esto 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 = 1000 Q1 + Q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3) Como se trata de una búsqueda exhustiva, se analiza cada posible valor del conjunto 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rdar que se trata de una combinación de 5 elentos tomados de a 2, por lo que existirán (5!) / (3!) (2!) = 10 valores posibles, a saber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= { u1,</text:p>
          </table:table-cell>
          <table:table-cell office:value-type="string" calcext:value-type="string">
            <text:p>u2}</text:p>
          </table:table-cell>
          <table:table-cell office:value-type="string" calcext:value-type="string">
            <text:p>con centro de gravedad en x1=</text:p>
          </table:table-cell>
          <table:table-cell table:number-columns-repeated="2"/>
          <table:table-cell table:formula="of:=([.B18]+[.B19])/2" office:value-type="float" office:value="17.5" calcext:value-type="float">
            <text:p>17.5</text:p>
          </table:table-cell>
          <table:table-cell table:style-name="ce9" office:value-type="string" calcext:value-type="string">
            <text:p>; y1=</text:p>
          </table:table-cell>
          <table:table-cell table:formula="of:=([.C18]+[.C19])/2" office:value-type="float" office:value="72.5" calcext:value-type="float">
            <text:p>72.5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table:formula="of:=[.B53]+1" office:value-type="float" office:value="2" calcext:value-type="float">
            <text:p>2</text:p>
          </table:table-cell>
          <table:table-cell office:value-type="string" calcext:value-type="string">
            <text:p>= { u1,</text:p>
          </table:table-cell>
          <table:table-cell office:value-type="string" calcext:value-type="string">
            <text:p>u3}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table:formula="of:=[.B54]+1" office:value-type="float" office:value="3" calcext:value-type="float">
            <text:p>3</text:p>
          </table:table-cell>
          <table:table-cell office:value-type="string" calcext:value-type="string">
            <text:p>= { u1,</text:p>
          </table:table-cell>
          <table:table-cell office:value-type="string" calcext:value-type="string">
            <text:p>u4}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table:formula="of:=[.B55]+1" office:value-type="float" office:value="4" calcext:value-type="float">
            <text:p>4</text:p>
          </table:table-cell>
          <table:table-cell office:value-type="string" calcext:value-type="string">
            <text:p>= { u1,</text:p>
          </table:table-cell>
          <table:table-cell office:value-type="string" calcext:value-type="string">
            <text:p>u5}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table:formula="of:=[.B56]+1" office:value-type="float" office:value="5" calcext:value-type="float">
            <text:p>5</text:p>
          </table:table-cell>
          <table:table-cell office:value-type="string" calcext:value-type="string">
            <text:p>= { u2,</text:p>
          </table:table-cell>
          <table:table-cell office:value-type="string" calcext:value-type="string">
            <text:p>u3}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table:formula="of:=[.B57]+1" office:value-type="float" office:value="6" calcext:value-type="float">
            <text:p>6</text:p>
          </table:table-cell>
          <table:table-cell office:value-type="string" calcext:value-type="string">
            <text:p>= { u2,</text:p>
          </table:table-cell>
          <table:table-cell office:value-type="string" calcext:value-type="string">
            <text:p>u4}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table:formula="of:=[.B58]+1" office:value-type="float" office:value="7" calcext:value-type="float">
            <text:p>7</text:p>
          </table:table-cell>
          <table:table-cell office:value-type="string" calcext:value-type="string">
            <text:p>= { u2,</text:p>
          </table:table-cell>
          <table:table-cell office:value-type="string" calcext:value-type="string">
            <text:p>u5}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table:formula="of:=[.B59]+1" office:value-type="float" office:value="8" calcext:value-type="float">
            <text:p>8</text:p>
          </table:table-cell>
          <table:table-cell office:value-type="string" calcext:value-type="string">
            <text:p>= { u3,</text:p>
          </table:table-cell>
          <table:table-cell office:value-type="string" calcext:value-type="string">
            <text:p>u4}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table:formula="of:=[.B60]+1" office:value-type="float" office:value="9" calcext:value-type="float">
            <text:p>9</text:p>
          </table:table-cell>
          <table:table-cell office:value-type="string" calcext:value-type="string">
            <text:p>= { u3,</text:p>
          </table:table-cell>
          <table:table-cell office:value-type="string" calcext:value-type="string">
            <text:p>u5}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</text:p>
          </table:table-cell>
          <table:table-cell table:style-name="ce7" table:formula="of:=[.B61]+1" office:value-type="float" office:value="10" calcext:value-type="float">
            <text:p>10</text:p>
          </table:table-cell>
          <table:table-cell office:value-type="string" calcext:value-type="string">
            <text:p>= { u4,</text:p>
          </table:table-cell>
          <table:table-cell office:value-type="string" calcext:value-type="string">
            <text:p>u5}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ar que siempre se mantiene el orden lexicográfico de menor a mayor priorizando la eda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4) Para cada uno de los 10 conjuntos posibles para T se generan los conjuntos posibles de C y secalculan los respectivos valores de 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o ejemplo se analizará el conjunto T1={u1, u2}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do que u1 y u2 ya no pueden ser utilizados, solo quedan 3 pacientes posibles por lo que se tendrán (3!)/(2!)(1!)=3 posibilidade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C1,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= { u3,</text:p>
          </table:table-cell>
          <table:table-cell office:value-type="string" calcext:value-type="string">
            <text:p>u4}</text:p>
          </table:table-cell>
          <table:table-cell office:value-type="string" calcext:value-type="string">
            <text:p>con centro de gravedad en x11=</text:p>
          </table:table-cell>
          <table:table-cell table:number-columns-repeated="2"/>
          <table:table-cell table:formula="of:=([.B20]+[.B21])/2" office:value-type="float" office:value="31" calcext:value-type="float">
            <text:p>31</text:p>
          </table:table-cell>
          <table:table-cell table:style-name="ce9" office:value-type="string" calcext:value-type="string">
            <text:p>; y11=</text:p>
          </table:table-cell>
          <table:table-cell table:formula="of:=([.C20]+[.C21])/2" office:value-type="float" office:value="84" calcext:value-type="float">
            <text:p>84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C1,</text:p>
          </table:table-cell>
          <table:table-cell table:style-name="ce7" table:formula="of:=[.B68]+1" office:value-type="float" office:value="2" calcext:value-type="float">
            <text:p>2</text:p>
          </table:table-cell>
          <table:table-cell office:value-type="string" calcext:value-type="string">
            <text:p>= { u3,</text:p>
          </table:table-cell>
          <table:table-cell office:value-type="string" calcext:value-type="string">
            <text:p>u5}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1,</text:p>
          </table:table-cell>
          <table:table-cell table:style-name="ce7" table:formula="of:=[.B69]+1" office:value-type="float" office:value="3" calcext:value-type="float">
            <text:p>3</text:p>
          </table:table-cell>
          <table:table-cell office:value-type="string" calcext:value-type="string">
            <text:p>= { u4,</text:p>
          </table:table-cell>
          <table:table-cell office:value-type="string" calcext:value-type="string">
            <text:p>u5}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onces C1,1 tendrá un Q1,1=</text:p>
          </table:table-cell>
          <table:table-cell table:number-columns-repeated="3"/>
          <table:table-cell table:formula="of:=500*([.$C$34]+[.$D$35])+SQRT(([.H68]-[.H53])*([.H68]-[.H53])+([.J68]-[.J53])*([.J68]-[.J53]))" office:value-type="float" office:value="17765.8840617105" calcext:value-type="float">
            <text:p>17765.884061710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5) De los valores de la métrica Q que se va calculando para cada solución, se escoge el menor, eligiendose así la mejor solució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 otras palabras, la mejor solución es la que tiene el menor valor de Q, en este caso serí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 este ejemplo se podría escoger entonces T={u1, u4} y C={u2, u3}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 tiene el Q mínimo <text:span text:style-name="T8">Qmin=</text:span></text:p>
          </table:table-cell>
          <table:table-cell table:number-columns-repeated="3"/>
          <table:table-cell table:formula="of:=500*([.B34]+[.D36])+1/2" office:value-type="float" office:value="1707.60678118655" calcext:value-type="float">
            <text:p>1707.6067811865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NOT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o el algoritmo exhustivo arriba propuesto es computacionalmente muy caro (factorial) se pueden proponer algoritmos no necesariamente óptimos que muchas veces lleguen al resultdo óptimo, COMO POR EJEMPLO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HEURÍSTICA ALTERNATIVA 1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1) De la matriz de distancia se escoge el menor valor (si hay empate se pueden probar todas las alternativas o elegir una al azar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 el ejemplo sería D(u1, u2) =</text:p>
          </table:table-cell>
          <table:table-cell table:number-columns-repeated="3"/>
          <table:table-cell table:style-name="ce12" table:formula="of:=[.B34]" office:value-type="float" office:value="1.4142135623731" calcext:value-type="float">
            <text:p>1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 lo que se puede incluir a u1 en T y a u2 en 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2) De la matriz de distancia con los pacientes que quedan se vuelve a elegir el menor valor (considerar todas las alternativas si hay empat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 el ejemplo sería D(u3, u4) =</text:p>
          </table:table-cell>
          <table:table-cell table:number-columns-repeated="3"/>
          <table:table-cell table:style-name="ce12" table:formula="of:=[.D36]" office:value-type="float" office:value="2" calcext:value-type="float">
            <text:p>2.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 lo que u3 se debe asignar a T o a C y u4 al otro conjun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 saber cuál de las 2 alternativas es la mejor, se calcula la métrica de calidad Q para ambas alternativas y se esoge la mejor solució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 este caso,</text:p>
          </table:table-cell>
          <table:table-cell/>
          <table:table-cell office:value-type="string" calcext:value-type="string">
            <text:p>T={u1, u4} y C={u2, u3}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3) Se repite el paso (2) hasta que los conjuntos T y C tengan sus M element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 el ejemplo, ya no es necesario, porque el problema queda resuelto en el paso anterior</text:p>
          </table:table-cell>
          <table:table-cell table:number-columns-repeated="1023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7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ja3" table:style-name="ta3">
        <table:table-column table:style-name="co7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ja4" table:style-name="ta4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P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Gs </number:text>
      <number:number number:decimal-places="0" loext:min-decimal-places="0" number:min-integer-digits="1" number:grouping="true"/>
      <number:text> </number:text>
    </number:number-style>
    <number:number-style style:name="N122">
      <number:text>(Gs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Gs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Gs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Gs </number:text>
      <number:number number:decimal-places="2" loext:min-decimal-places="2" number:min-integer-digits="1" number:grouping="true"/>
      <number:text> </number:text>
    </number:number-style>
    <number:number-style style:name="N125">
      <number:text>(Gs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Gs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Gs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Gs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Gs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Gs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Gs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Gs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Gs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0:38:01.8559632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creation-date>2019-06-09T16:57:29</meta:creation-date>
    <dc:date>2021-03-08T19:57:20.376028206</dc:date>
    <meta:generator>LibreOffice/6.4.6.2$Linux_X86_64 LibreOffice_project/40$Build-2</meta:generator>
    <meta:editing-duration>PT10H2M58S</meta:editing-duration>
    <meta:editing-cycles>3</meta:editing-cycles>
    <meta:document-statistic meta:table-count="4" meta:cell-count="1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